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न्ट खबरो</text:p>
      <text:p>हायकोर्टाची बडी पडले उपरांत मटक्याचेर सरकाराची एसआयटी एसपी बोसुएटाखाला एसआयटी नजर दवरतलो रिटार्यर्ड हायकोर्ट जुईज लवंदे 10 डिव्हायएसपींच्योय ट्रान्स्फरी</text:p>
      <text:p>सरकारी पयसो नाका थंय कड्डूवप हो भ्रस्टाचारच डिफॅन्सासयत गोंयचीं कांय खातीं अशेंच करता व्हिजिलन्स सप्तकांत मुख्यमंत्री उलयलो कॉंग्रेस म्हण्टा पर्रीकाराचो कारभारूय असलोच.</text:p>
      <text:p>भुरग्यांकडच्यान फायन म्हूण उठ सूठ पयशे उखलपीइलॅक्ट्रिकल ट्रेड इन्स्ट्रक्टराक काडचो म्हूण फार्मागुडयेवेले आयटीआयचे भुरगे पेटले तेमाक सध्या दुसरो इन्स्ट्रक्टर सस्पॅन्शन ना.</text:p>
      <text:p>कळंगुटे आनी कांदोळेचो ओडीपी भायलेभायर चालीक लायला म्हूण हायकोर्टांत पीआयएल हायकोर्टान सरकाराक एनजीपीडीए आंनी कांदोळे पंचायतीक जारी केल्या नोटीस</text:p>
      <text:p>आनी</text:p>
      <text:p>राष्ट्रीय बॉक्सिंग सर्तींत गोंयाक रुप्या पदक फायनलींत संतोष हरिजन एका पॉयंटान हरलो.</text:p>
      <text:p>हायकोर्टाची बडी पडल्या उपरांत सरकारान निमाणे सरकारान मटक्याचेर एसआयटी नेमली. एसपी बोसुएट सिल्वाचे मुखेलपणाखाला एक पीआय आनी दोन पीएसआयची ही एसआयटी खंय मटक्याचीं पाळां मुळां उस्तीतली. तीचेर देखरेख रिटायर्ड हायकोर्ट जुईज अविनाश लवंदे दवरतलो. सरकारान एसआयटीची ऑर्डर सोमारा हायकोर्टाक दिली. इतले मजगतीं सरकारान एसडीपीओ आशिल्ल्या 10 डीव्हायएसपींची ट्रान्स्फर माल्ल्या.</text:p>
      <text:p>सरकारी पयसो नाका थंय कड्डूवप होय एके तरेचो भ्रस्टाचारच. डिफॅन्स धरुन गोंयचीं कितलींशींच सरकारी खाती कितलेशेच फावट ह्यो गजाली करता म्हूण खुद मुख्यमंत्री मनोहर पर्रीकार उलयला. सोमारा दक्षता सप्तकाचें उक्तावण करतना तो उलयतालो. रक्षामंत्री आसतना तकली वापरुन ताणें खंय 48 हजार कोटी साल्वार केले. गोंयचे व्हिजिलन्स अधिकायाक खंयविजिलन्स सारकें कितें तें समजावंक ट्रेनिंग दिवंक जाय.</text:p>
      <text:p>मुख्यमंत्री एकेवटेन स्वता ही गजाल उलयता थंय आसा काँग्रेसीन पर्रीकार डिफेन्सांचेर आसतना ताची गोंयचो वेव्हार एक्स्पोज केलो. गोंयात नॅव्हलाचें जाग्यांत कसलेंय बांदकाम करुंक कायद्याप्रमाण खंय थळावे पंचायत वा म्युनिसिपालिटीची एनओसी जायच. ह्या थळाव्या संस्थांक विचारीनासना गोंयांत खंय डिफॅन्सान भायलेभायर कामां केल्यांत.</text:p>
      <text:p>घेवया एक ब्रेक</text:p>
      <text:p>फर्मागुडेयेवेले आयटीआयचे भुरगे इलॅक्ट्रिकल ट्रेड शिकोवपी इन्स्ट्रक्टराक काडून वडोवचो म्हूण तेमाक पेटल्यात. हो टिचर खंय भुरग्यांनी आयकार्ड घालें ना वा लेट आयल्यार पयशे वसूल करता आनी दिलेना जाल्यार मारबडय करता. प्रकरण प्रिन्सिपलाच्या कानार घाले उपरांत त्या टिचराक मात्सो कडेक दवरून भुरग्यांक दुसरो इन्स्ट्रक्टर दिला. प्रिन्सिपल म्हण्टा खात्याचे कानार घालतां. इन्स्ट्रक्टराक तो सस्पॅन्ड करुंक शकना</text:p>
      <text:p>पोप्यूलर फ्रंटाच्या आयतारच्या वादग्रस्त ग्रॅँड कॉन्फरन्साचें परमिशन रद्द केलें म्हूण फंट्रान सोमारा मडगांवां मोर्चा काडलो लोकशाहीचो खून म्हूण फ्रंटाच्या वावूरपी फुडाऱ्यांनी सरकाराच्या प्रशासना आड घोषणा दिल्यो परिषदेक हिंदुत्ववाद्यांचो विरोध पळोवन सुरक्षेच्या कारण सांगून तांकां दिल्लें परमिशन नगरपालिकेन फाटीं घेतिल्लें तांकां तेंको दिवंक कांय एक्टीविस्ट आनी समविचारी संघटनाय आशिल्ल्यो.</text:p>
      <text:p>घेवया एक ब्रेक</text:p>
      <text:p>कसलेंच नोटिफिकेशन नासतना कळंगुटे आनी कांदोळेचो ओडीपी भायलेभयर चालीक लायला म्हूण प्रकरण हायकोर्टांत गेलां. जनहीत याचिकेची दखल घेवन हायकोर्टान सरकाराक नोटीस जारी केल्या. एनजीपीडीए आनी कांदोळे पंचायतीकूय हायकोर्टान नोटीस धाडल्या. फायनलायझेशन करीनासतना सरकार ओडीपी लागू करूंक शकता काय ही गजाल हायकोर्ट तपासतलो.</text:p>
      <text:p>मिनिमम व्हेजीस बाळतंपणांत लिव्ह ज्यॉब सॅक्यूरीटी आनी कॉन्ट्रॅक्टाचेर काम असले इशू घेवन गोवा डॉमेस्टीक कामगारांची बसका आयतारा म्हापश्यां जाली डॉमॅस्टिक कामगारांचें युनियन केल्यार 1 वर्स जालें आयटकाचो ख्रिस्तोफर फॉन्सेका आनी फादर मॅवरीक फेर्नांडीसान वावराड्यांक तेंको दिला</text:p>
      <text:p>घेवया एक ब्रेक</text:p>
      <text:p>बेकार तरणाट्यानी धा गायी घेतल्यो आनी दुधाचो धंदो केलो जाल्यार तांचे म्हयन्याक 30 ते 35 हजार खयंच वचूंक ना म्हूण एनिमल हज्बंड्री मंत्री मावीन उलयला. मावीनान सोमारा कोपार्डे सत्तरी सरकाराच्या कॅटल फार्माक व्हिजीट दिली. सरकारान शक्य आसा तीतलें सगळें केलां. कांय नव्यो स्किमीय केल्यात. आतां तरणाट्यांनी खंय फुडें सरचें.</text:p>
      <text:p>कला अकादमीचो37सावोसुरश्री केसरबाय केरकार संगीत महोत्सव 3 ते 5 नोव्हेंबर मजगतीं जातलो. हो महोत्सव आंतरराष्ट्रीय पावंड्यार पावोवपाचो विचार चल्ला म्हूण कला संस्कृती मंत्री गोविंद गावडे उलयलो. कला अकादमीचें आर्ट्स फॅकल्टींनी गुरुशिष्य परंपरा चालू करपाचोय खंय विचार आसा.</text:p>
      <text:p>घेवया एक ब्रेक</text:p>
      <text:p>विशाखापट्टणमांत जाल्ले राष्ट्रीय बॉक्सिंग सर्तींत गोंयच्या संतोष हरिजनान रुप्या पदक जोडलें. फायनलींत संतोष सर्व्हिसिसाच्या मदनलाला आड तीन आड दोन पॉयंटांनी हरलो. मात हें सिल्वर मॅडल जोडून संतोषान पांच वर्सां उपरांत बॉक्सिंगेचे मळार पॅजाद कमबॅक केला. आतां ताका आंतरराष्ट्रीय टिमीक सिलॅक्शन ट्रायलींत भारताखातीर खेळपाक मेळटलें.</text:p>
      <text:p>म्हापश्यां जाल्ले भुरग्यांचे ट्रायथलॉन सर्तींत गोंयचो जोहान पिंटो वस्ताद थाल्लो. सर्तींत वेगवेगळे गटांत गोंयच्या भुरग्यानी पेजाद कामगिरी केली. सर्तींत गोंयाभायल्या भुरग्यांनीय वांटो घेतिल्लो. राज्यांत जावपी सिनीयर ट्रायथलॉन सेगीत चार वर्सा जिकपी स्वीझर्लंडाचो पाबलो एरात मुखेल सोयरो आशिल्लो.</text:p>
      <text:p>आतां पळोवया गोंयच्या बाकीच्या वाठारांतल्यो खबरो</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